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cm" table:align="margins" style:shadow="none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C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e2" style:family="table">
      <style:table-properties style:width="17cm" table:align="margins" style:shadow="none"/>
    </style:style>
    <style:style style:name="Tabelle2.A" style:family="table-column">
      <style:table-column-properties style:column-width="4.249cm" style:rel-column-width="16383*"/>
    </style:style>
    <style:style style:name="Tabelle2.B" style:family="table-column">
      <style:table-column-properties style:column-width="4.251cm" style:rel-column-width="16384*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D1" style:family="table-cell">
      <style:table-cell-properties fo:padding="0.097cm" fo:border="0.5pt solid #000000"/>
    </style:style>
    <style:style style:name="Tabelle2.A2" style:family="table-cell">
      <style:table-cell-properties fo:padding="0.097cm" fo:border-left="0.5pt solid #000000" fo:border-right="none" fo:border-top="none" fo:border-bottom="0.5pt solid #000000"/>
    </style:style>
    <style:style style:name="Tabelle2.D2" style:family="table-cell">
      <style:table-cell-properties fo:padding="0.097cm" fo:border-left="0.5pt solid #000000" fo:border-right="0.5pt solid #000000" fo:border-top="none" fo:border-bottom="0.5pt solid #000000"/>
    </style:style>
    <style:style style:name="Tabelle3" style:family="table">
      <style:table-properties style:width="17cm" table:align="margins" style:shadow="none"/>
    </style:style>
    <style:style style:name="Tabelle3.A" style:family="table-column">
      <style:table-column-properties style:column-width="4.249cm" style:rel-column-width="16383*"/>
    </style:style>
    <style:style style:name="Tabelle3.B" style:family="table-column">
      <style:table-column-properties style:column-width="4.251cm" style:rel-column-width="16384*"/>
    </style:style>
    <style:style style:name="Tabelle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3.D1" style:family="table-cell">
      <style:table-cell-properties fo:padding="0.097cm" fo:border="0.5pt solid #000000"/>
    </style:style>
    <style:style style:name="Tabelle3.A2" style:family="table-cell">
      <style:table-cell-properties fo:padding="0.097cm" fo:border-left="0.5pt solid #000000" fo:border-right="none" fo:border-top="none" fo:border-bottom="0.5pt solid #000000"/>
    </style:style>
    <style:style style:name="Tabelle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rsid="00057df7" officeooo:paragraph-rsid="00057df7"/>
    </style:style>
    <style:style style:name="P2" style:family="paragraph" style:parent-style-name="Standard">
      <style:text-properties officeooo:rsid="00346a78" officeooo:paragraph-rsid="0006b86a"/>
    </style:style>
    <style:style style:name="P3" style:family="paragraph" style:parent-style-name="Standard">
      <style:text-properties officeooo:rsid="0045ad1b" officeooo:paragraph-rsid="0045ad1b"/>
    </style:style>
    <style:style style:name="P4" style:family="paragraph" style:parent-style-name="Standard" style:master-page-name="">
      <style:paragraph-properties fo:margin-left="0.746cm" fo:margin-right="0cm" fo:text-indent="-0.721cm" style:auto-text-indent="false" style:page-number="auto"/>
      <style:text-properties officeooo:rsid="0046c848" officeooo:paragraph-rsid="0046c848"/>
    </style:style>
    <style:style style:name="P5" style:family="paragraph" style:parent-style-name="Standard">
      <style:paragraph-properties fo:margin-left="0.746cm" fo:margin-right="0cm" fo:text-indent="-0.721cm" style:auto-text-indent="false"/>
      <style:text-properties officeooo:rsid="00346a78" officeooo:paragraph-rsid="0006b86a"/>
    </style:style>
    <style:style style:name="P6" style:family="paragraph" style:parent-style-name="Standard">
      <style:paragraph-properties fo:margin-left="0.746cm" fo:margin-right="0cm" fo:text-indent="-0.721cm" style:auto-text-indent="false"/>
      <style:text-properties officeooo:rsid="00346a78" officeooo:paragraph-rsid="004f9c37"/>
    </style:style>
    <style:style style:name="P7" style:family="paragraph" style:parent-style-name="Standard">
      <style:paragraph-properties fo:margin-left="0.746cm" fo:margin-right="0cm" fo:text-indent="-0.721cm" style:auto-text-indent="false"/>
      <style:text-properties officeooo:rsid="00346a78" officeooo:paragraph-rsid="005c197d"/>
    </style:style>
    <style:style style:name="P8" style:family="paragraph" style:parent-style-name="Standard">
      <style:paragraph-properties fo:margin-left="0.746cm" fo:margin-right="0cm" fo:text-indent="-0.721cm" style:auto-text-indent="false"/>
      <style:text-properties officeooo:rsid="0046c848" officeooo:paragraph-rsid="004b68ee"/>
    </style:style>
    <style:style style:name="P9" style:family="paragraph" style:parent-style-name="Standard">
      <style:paragraph-properties fo:margin-left="0.746cm" fo:margin-right="0cm" fo:text-indent="-0.721cm" style:auto-text-indent="false"/>
      <style:text-properties officeooo:rsid="004d031e" officeooo:paragraph-rsid="004d031e"/>
    </style:style>
    <style:style style:name="P10" style:family="paragraph" style:parent-style-name="Standard">
      <style:paragraph-properties fo:margin-left="0.746cm" fo:margin-right="0cm" fo:text-indent="-0.721cm" style:auto-text-indent="false"/>
      <style:text-properties officeooo:rsid="0050ec63" officeooo:paragraph-rsid="0050ec63"/>
    </style:style>
    <style:style style:name="P11" style:family="paragraph" style:parent-style-name="Standard">
      <style:paragraph-properties fo:margin-left="0.746cm" fo:margin-right="0cm" fo:text-indent="-0.721cm" style:auto-text-indent="false"/>
      <style:text-properties officeooo:rsid="005244ef" officeooo:paragraph-rsid="005244ef"/>
    </style:style>
    <style:style style:name="P12" style:family="paragraph" style:parent-style-name="Standard">
      <style:paragraph-properties fo:margin-left="0.746cm" fo:margin-right="0cm" fo:text-indent="-0.721cm" style:auto-text-indent="false"/>
      <style:text-properties officeooo:rsid="005244ef" officeooo:paragraph-rsid="0070ab5f"/>
    </style:style>
    <style:style style:name="P13" style:family="paragraph" style:parent-style-name="Standard">
      <style:paragraph-properties fo:margin-left="0.746cm" fo:margin-right="0cm" fo:text-indent="-0.721cm" style:auto-text-indent="false"/>
      <style:text-properties officeooo:rsid="0057a1c3" officeooo:paragraph-rsid="0057a1c3"/>
    </style:style>
    <style:style style:name="P14" style:family="paragraph" style:parent-style-name="Standard">
      <style:paragraph-properties fo:margin-left="0.746cm" fo:margin-right="0cm" fo:text-indent="-0.721cm" style:auto-text-indent="false"/>
      <style:text-properties officeooo:rsid="005b9277" officeooo:paragraph-rsid="005c197d"/>
    </style:style>
    <style:style style:name="P15" style:family="paragraph" style:parent-style-name="Standard">
      <style:paragraph-properties fo:margin-left="0.746cm" fo:margin-right="0cm" fo:text-indent="-0.721cm" style:auto-text-indent="false"/>
      <style:text-properties officeooo:rsid="006349ef" officeooo:paragraph-rsid="006349ef"/>
    </style:style>
    <style:style style:name="P16" style:family="paragraph" style:parent-style-name="Standard">
      <style:paragraph-properties fo:margin-left="0.746cm" fo:margin-right="0cm" fo:text-indent="-0.721cm" style:auto-text-indent="false"/>
      <style:text-properties officeooo:rsid="0067b0ac" officeooo:paragraph-rsid="0069de81"/>
    </style:style>
    <style:style style:name="P17" style:family="paragraph" style:parent-style-name="Standard">
      <style:paragraph-properties fo:margin-left="0.746cm" fo:margin-right="0cm" fo:text-indent="-0.721cm" style:auto-text-indent="false" fo:break-before="page"/>
      <style:text-properties officeooo:rsid="0057a1c3" officeooo:paragraph-rsid="0057a1c3"/>
    </style:style>
    <style:style style:name="P18" style:family="paragraph" style:parent-style-name="Standard">
      <style:paragraph-properties fo:margin-left="0.025cm" fo:margin-right="0cm" fo:text-indent="0cm" style:auto-text-indent="false"/>
      <style:text-properties officeooo:rsid="0067b0ac" officeooo:paragraph-rsid="0069de81"/>
    </style:style>
    <style:style style:name="P19" style:family="paragraph" style:parent-style-name="unterstrichen">
      <style:paragraph-properties fo:margin-left="0.746cm" fo:margin-right="0cm" fo:text-indent="-0.721cm" style:auto-text-indent="false"/>
      <style:text-properties officeooo:rsid="00346a78" officeooo:paragraph-rsid="006b745c"/>
    </style:style>
    <style:style style:name="P20" style:family="paragraph" style:parent-style-name="unterstrichen">
      <style:paragraph-properties fo:margin-left="0.746cm" fo:margin-right="0cm" fo:text-indent="-0.721cm" style:auto-text-indent="false"/>
      <style:text-properties officeooo:rsid="005244ef" officeooo:paragraph-rsid="006b745c"/>
    </style:style>
    <style:style style:name="P21" style:family="paragraph" style:parent-style-name="unterstrichen">
      <style:paragraph-properties fo:margin-left="0.746cm" fo:margin-right="0cm" fo:text-indent="-0.721cm" style:auto-text-indent="false"/>
      <style:text-properties officeooo:rsid="006349ef" officeooo:paragraph-rsid="006b745c"/>
    </style:style>
    <style:style style:name="P22" style:family="paragraph" style:parent-style-name="unterstrichen">
      <style:paragraph-properties fo:margin-left="0.746cm" fo:margin-right="0cm" fo:text-indent="-0.721cm" style:auto-text-indent="false"/>
      <style:text-properties officeooo:rsid="0067b0ac" officeooo:paragraph-rsid="006b745c"/>
    </style:style>
    <style:style style:name="P23" style:family="paragraph" style:parent-style-name="unterstrichen">
      <style:text-properties officeooo:paragraph-rsid="006b745c"/>
    </style:style>
    <style:style style:name="P24" style:family="paragraph" style:parent-style-name="Header">
      <style:text-properties officeooo:rsid="00057df7" officeooo:paragraph-rsid="00433c8e"/>
    </style:style>
    <style:style style:name="P25" style:family="paragraph" style:parent-style-name="Table_20_Contents">
      <style:text-properties officeooo:rsid="004e75c8" officeooo:paragraph-rsid="004e75c8"/>
    </style:style>
    <style:style style:name="P26" style:family="paragraph" style:parent-style-name="Table_20_Contents">
      <style:text-properties officeooo:rsid="004e75c8" officeooo:paragraph-rsid="004f9c37"/>
    </style:style>
    <style:style style:name="P27" style:family="paragraph" style:parent-style-name="Table_20_Contents">
      <style:text-properties officeooo:rsid="004e75c8" officeooo:paragraph-rsid="005c197d"/>
    </style:style>
    <style:style style:name="P28" style:family="paragraph" style:parent-style-name="Table_20_Contents">
      <style:text-properties officeooo:paragraph-rsid="004f9c37"/>
    </style:style>
    <style:style style:name="P29" style:family="paragraph" style:parent-style-name="Table_20_Contents">
      <style:text-properties officeooo:rsid="004f9c37" officeooo:paragraph-rsid="004f9c37"/>
    </style:style>
    <style:style style:name="P30" style:family="paragraph" style:parent-style-name="Table_20_Contents">
      <style:text-properties officeooo:rsid="004f9c37" officeooo:paragraph-rsid="005c197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4f9c37" officeooo:paragraph-rsid="004f9c37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4e75c8" officeooo:paragraph-rsid="004e75c8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5f0290" officeooo:paragraph-rsid="005f0290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5f0290" officeooo:paragraph-rsid="006e3dda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60d9c1" officeooo:paragraph-rsid="006e3dda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62cea7" officeooo:paragraph-rsid="006e3dda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66e700" officeooo:paragraph-rsid="0066e700" style:font-weight-asian="bold" style:font-weight-complex="bold"/>
    </style:style>
    <style:style style:name="P38" style:family="paragraph" style:parent-style-name="Table_20_Contents">
      <style:text-properties officeooo:rsid="0050ec63" officeooo:paragraph-rsid="0050ec63"/>
    </style:style>
    <style:style style:name="P39" style:family="paragraph" style:parent-style-name="Table_20_Contents">
      <style:text-properties officeooo:rsid="0050ec63" officeooo:paragraph-rsid="005c197d"/>
    </style:style>
    <style:style style:name="P40" style:family="paragraph" style:parent-style-name="Table_20_Contents">
      <style:text-properties officeooo:paragraph-rsid="005c197d"/>
    </style:style>
    <style:style style:name="P41" style:family="paragraph" style:parent-style-name="Table_20_Contents">
      <style:paragraph-properties fo:text-align="center" style:justify-single-word="false"/>
      <style:text-properties officeooo:rsid="005f0290" officeooo:paragraph-rsid="005f0290"/>
    </style:style>
    <style:style style:name="T1" style:family="text">
      <style:text-properties officeooo:rsid="00433c8e"/>
    </style:style>
    <style:style style:name="T2" style:family="text">
      <style:text-properties officeooo:rsid="00467f4f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48756a"/>
    </style:style>
    <style:style style:name="T5" style:family="text">
      <style:text-properties officeooo:rsid="004a014b"/>
    </style:style>
    <style:style style:name="T6" style:family="text">
      <style:text-properties officeooo:rsid="004bd08c"/>
    </style:style>
    <style:style style:name="T7" style:family="text">
      <style:text-properties officeooo:rsid="004f9c37"/>
    </style:style>
    <style:style style:name="T8" style:family="text">
      <style:text-properties style:text-position="-33% 80%"/>
    </style:style>
    <style:style style:name="T9" style:family="text">
      <style:text-properties officeooo:rsid="0050ec63"/>
    </style:style>
    <style:style style:name="T10" style:family="text">
      <style:text-properties officeooo:rsid="005244ef"/>
    </style:style>
    <style:style style:name="T11" style:family="text">
      <style:text-properties officeooo:rsid="00543df9"/>
    </style:style>
    <style:style style:name="T12" style:family="text">
      <style:text-properties officeooo:rsid="00595204"/>
    </style:style>
    <style:style style:name="T13" style:family="text">
      <style:text-properties officeooo:rsid="0067b0ac"/>
    </style:style>
    <style:style style:name="T14" style:family="text">
      <style:text-properties fo:font-weight="bold" officeooo:rsid="0067b0ac" style:font-weight-asian="bold" style:font-weight-complex="bold"/>
    </style:style>
    <style:style style:name="T15" style:family="text">
      <style:text-properties fo:font-weight="bold" officeooo:rsid="00689965" style:font-weight-asian="bold" style:font-weight-complex="bold"/>
    </style:style>
    <style:style style:name="T16" style:family="text">
      <style:text-properties officeooo:rsid="006ff7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Aufgabe 1:</text:span> <text:tab/><text:span text:style-name="T2">Verlängerung des Chromophors bei gleichbleibendem Auxo- und Antiauxochrom</text:span></text:p>
      <text:p text:style-name="P2"/>
      <text:p text:style-name="P4">1.1 Gib die allgemeine Strukturformel eines Polymethinfarbstoffs<text:span text:style-name="T5"> </text:span>an. <text:span text:style-name="T6">Kürze die Donatorgrupe mit D, die Aktezptorgruppe mit A ab.</text:span></text:p>
      <text:p text:style-name="P5"/>
      <text:p text:style-name="unterstrichen"/>
      <text:p text:style-name="unterstrichen"/>
      <text:p text:style-name="unterstrichen"/>
      <text:p text:style-name="unterstrichen"/>
      <text:p text:style-name="unterstrichen"/>
      <text:p text:style-name="unterstrichen"/>
      <text:p text:style-name="unterstrichen"/>
      <text:p text:style-name="unterstrichen"/>
      <text:p text:style-name="P5"/>
      <text:p text:style-name="P9">1.2 Ordne die Effekte zu, die für Auxochrome (= Donator-Gruppe) und Antiauchochrome (= Akzeptor-Gruppe) typisch sind:</text:p>
      <text:p text:style-name="P9"/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25">Gruppentyp</text:p>
          </table:table-cell>
          <table:table-cell table:style-name="Tabelle1.A1" office:value-type="string">
            <text:p text:style-name="P32">Auxochrom </text:p>
          </table:table-cell>
          <table:table-cell table:style-name="Tabelle1.C1" office:value-type="string">
            <text:p text:style-name="P32">Antiauxochrom</text:p>
          </table:table-cell>
        </table:table-row>
        <table:table-row>
          <table:table-cell table:style-name="Tabelle1.A2" office:value-type="string">
            <text:p text:style-name="P25">Typischer (Substituenten-)Effekt</text:p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P5"/>
      <text:p text:style-name="P8">1.<text:span text:style-name="T7">3</text:span> <text:span text:style-name="T4">Gib für die Farbstoffe Pentamethin, Heptamethin und Nonamethin (alle mit Dialkylamin- und Dialkylammoniumgruppe) jeweils das Absorptionsmaximum und die sichtbare Farbe an.</text:span></text:p>
      <text:p text:style-name="P5"/>
      <table:table table:name="Tabelle2" table:style-name="Tabelle2">
        <table:table-column table:style-name="Tabelle2.A"/>
        <table:table-column table:style-name="Tabelle2.B" table:number-columns-repeated="3"/>
        <table:table-row>
          <table:table-cell table:style-name="Tabelle2.A1" office:value-type="string">
            <text:p text:style-name="P31"/>
          </table:table-cell>
          <table:table-cell table:style-name="Tabelle2.A1" office:value-type="string">
            <text:p text:style-name="P31">Pentamethin</text:p>
          </table:table-cell>
          <table:table-cell table:style-name="Tabelle2.A1" office:value-type="string">
            <text:p text:style-name="P31">Heptamethin</text:p>
          </table:table-cell>
          <table:table-cell table:style-name="Tabelle2.D1" office:value-type="string">
            <text:p text:style-name="P31">Nonamethin</text:p>
          </table:table-cell>
        </table:table-row>
        <table:table-row>
          <table:table-cell table:style-name="Tabelle2.A2" office:value-type="string">
            <text:p text:style-name="P29">Anzahl der Methingruppen</text:p>
          </table:table-cell>
          <table:table-cell table:style-name="Tabelle2.A2" office:value-type="string">
            <text:p text:style-name="P29"/>
          </table:table-cell>
          <table:table-cell table:style-name="Tabelle2.A2" office:value-type="string">
            <text:p text:style-name="P26"/>
          </table:table-cell>
          <table:table-cell table:style-name="Tabelle2.D2" office:value-type="string">
            <text:p text:style-name="P26"/>
          </table:table-cell>
        </table:table-row>
        <table:table-row>
          <table:table-cell table:style-name="Tabelle2.A2" office:value-type="string">
            <text:p text:style-name="P26"><text:span text:style-name="T9">Absorbierte Wellenlänge </text:span>λ<text:span text:style-name="T8">max </text:span><text:span text:style-name="T9">in nm</text:span></text:p>
          </table:table-cell>
          <table:table-cell table:style-name="Tabelle2.A2" office:value-type="string">
            <text:p text:style-name="P26"/>
          </table:table-cell>
          <table:table-cell table:style-name="Tabelle2.A2" office:value-type="string">
            <text:p text:style-name="P28"/>
          </table:table-cell>
          <table:table-cell table:style-name="Tabelle2.D2" office:value-type="string">
            <text:p text:style-name="P28"/>
          </table:table-cell>
        </table:table-row>
        <table:table-row>
          <table:table-cell table:style-name="Tabelle2.A2" office:value-type="string">
            <text:p text:style-name="P38">Sichtbare Farbe </text:p>
            <text:p text:style-name="P26"/>
          </table:table-cell>
          <table:table-cell table:style-name="Tabelle2.A2" office:value-type="string">
            <text:p text:style-name="P26"/>
          </table:table-cell>
          <table:table-cell table:style-name="Tabelle2.A2" office:value-type="string">
            <text:p text:style-name="P28"/>
          </table:table-cell>
          <table:table-cell table:style-name="Tabelle2.D2" office:value-type="string">
            <text:p text:style-name="P28"/>
          </table:table-cell>
        </table:table-row>
      </table:table>
      <text:p text:style-name="P6"/>
      <text:p text:style-name="P10">1.4 <text:span text:style-name="T10">Begründe den sich aus einer Verlängerung des konjugierten Systems ergebenden Einfluss auf die sichtbare Farbe. Gib den Fachbegriff für den hier beobachteten Efffekt an.</text:span></text:p>
      <text:p text:style-name="P23"/>
      <text:p text:style-name="P23"/>
      <text:p text:style-name="P23"/>
      <text:p text:style-name="P23"/>
      <text:p text:style-name="P23"/>
      <text:p text:style-name="P19"/>
      <text:p text:style-name="P5"/>
      <text:p text:style-name="P11"/>
      <text:p text:style-name="P12"><text:soft-page-break/>1.5 <text:span text:style-name="T11">Stelle eine begründete Hypothese auf, bei welcher Wellenlänge das Absorptionsmaximum des entsprechenden Undecamethins (11 Methingruppen) voraussichtlich liegt und welche sichtbare Farbe zu erwarten ist. Tipp: Um welchen Wert verschiebt sich das Absorptionsmaximum bei einer Verlängerung des Chromophors um zwei Methingruppen?</text:span></text:p>
      <text:p text:style-name="P23"/>
      <text:p text:style-name="P23"/>
      <text:p text:style-name="P23"/>
      <text:p text:style-name="P23"/>
      <text:p text:style-name="P23"/>
      <text:p text:style-name="P20"/>
      <text:p text:style-name="P11"/>
      <text:p text:style-name="P11"/>
      <text:p text:style-name="P13"><text:span text:style-name="T3"/></text:p>
      <text:p text:style-name="P17"><text:span text:style-name="T3">Aufgabe 2:</text:span> <text:tab/><text:span text:style-name="T12">Vergleich des Einflusses verschiedener Endgruppen bei gleicher Ausdehnung <text:tab/><text:tab/>des Chromophors</text:span></text:p>
      <text:p text:style-name="P13"/>
      <text:p text:style-name="P14">2.1 <text:span text:style-name="T4">Gib für die folgenden Heptamethin-Farbstoffe jeweils das Absorptionsmaximum und die sichtbare Farbe an.</text:span></text:p>
      <text:p text:style-name="P7"/>
      <table:table table:name="Tabelle3" table:style-name="Tabelle3">
        <table:table-column table:style-name="Tabelle3.A"/>
        <table:table-column table:style-name="Tabelle3.B" table:number-columns-repeated="3"/>
        <table:table-row>
          <table:table-cell table:style-name="Tabelle3.A1" office:value-type="string">
            <text:p text:style-name="P33"/>
          </table:table-cell>
          <table:table-cell table:style-name="Tabelle3.A1" office:value-type="string">
            <text:p text:style-name="P37">A</text:p>
          </table:table-cell>
          <table:table-cell table:style-name="Tabelle3.A1" office:value-type="string">
            <text:p text:style-name="P37">B</text:p>
          </table:table-cell>
          <table:table-cell table:style-name="Tabelle3.D1" office:value-type="string">
            <text:p text:style-name="P37">C</text:p>
          </table:table-cell>
        </table:table-row>
        <table:table-row>
          <table:table-cell table:style-name="Tabelle3.A2" office:value-type="string">
            <text:p text:style-name="P33">Endgruppen</text:p>
          </table:table-cell>
          <table:table-cell table:style-name="Tabelle3.A2" office:value-type="string">
            <text:p text:style-name="P34">Amino-/</text:p>
            <text:p text:style-name="P34">Ammonium</text:p>
          </table:table-cell>
          <table:table-cell table:style-name="Tabelle3.A2" office:value-type="string">
            <text:p text:style-name="P35">Dimethylamino-/</text:p>
            <text:p text:style-name="P35">Dimethylamin</text:p>
          </table:table-cell>
          <table:table-cell table:style-name="Tabelle3.D2" office:value-type="string">
            <text:p text:style-name="P36">Oxid-/</text:p>
            <text:p text:style-name="P36">Oxo </text:p>
            <text:p text:style-name="P36">(Oxonolation)</text:p>
          </table:table-cell>
        </table:table-row>
        <table:table-row>
          <table:table-cell table:style-name="Tabelle3.A2" office:value-type="string">
            <text:p text:style-name="P30">Anzahl der Methingruppen</text:p>
          </table:table-cell>
          <table:table-cell table:style-name="Tabelle3.A2" office:value-type="string">
            <text:p text:style-name="P41">7</text:p>
          </table:table-cell>
          <table:table-cell table:style-name="Tabelle3.A2" office:value-type="string">
            <text:p text:style-name="P41">7</text:p>
          </table:table-cell>
          <table:table-cell table:style-name="Tabelle3.D2" office:value-type="string">
            <text:p text:style-name="P41">7</text:p>
          </table:table-cell>
        </table:table-row>
        <table:table-row>
          <table:table-cell table:style-name="Tabelle3.A2" office:value-type="string">
            <text:p text:style-name="P27"><text:span text:style-name="T9">Absorbierte Wellenlänge </text:span>λ<text:span text:style-name="T8">max </text:span><text:span text:style-name="T9">in nm</text:span></text:p>
          </table:table-cell>
          <table:table-cell table:style-name="Tabelle3.A2" office:value-type="string">
            <text:p text:style-name="P27"/>
          </table:table-cell>
          <table:table-cell table:style-name="Tabelle3.A2" office:value-type="string">
            <text:p text:style-name="P40"/>
          </table:table-cell>
          <table:table-cell table:style-name="Tabelle3.D2" office:value-type="string">
            <text:p text:style-name="P40"/>
          </table:table-cell>
        </table:table-row>
        <table:table-row>
          <table:table-cell table:style-name="Tabelle3.A2" office:value-type="string">
            <text:p text:style-name="P39">Sichtbare Farbe </text:p>
            <text:p text:style-name="P27"/>
          </table:table-cell>
          <table:table-cell table:style-name="Tabelle3.A2" office:value-type="string">
            <text:p text:style-name="P27"/>
          </table:table-cell>
          <table:table-cell table:style-name="Tabelle3.A2" office:value-type="string">
            <text:p text:style-name="P40"/>
          </table:table-cell>
          <table:table-cell table:style-name="Tabelle3.D2" office:value-type="string">
            <text:p text:style-name="P40"/>
          </table:table-cell>
        </table:table-row>
      </table:table>
      <text:p text:style-name="P7"/>
      <text:p text:style-name="P15">2.2 <text:span text:style-name="T13">Leite aus dem Vergleich der Farbstoffe </text:span><text:span text:style-name="T14">A</text:span><text:span text:style-name="T13"> und </text:span><text:span text:style-name="T14">B</text:span><text:span text:style-name="T13"> ab, welche Endgruppenkombination eine stärkere Farbvertiefung bewirkt und begründe diese mit Hilfe zusätzlicher Substiutenteneffekte!</text:span></text:p>
      <text:p text:style-name="P15"/>
      <text:p text:style-name="P23"/>
      <text:p text:style-name="P23"/>
      <text:p text:style-name="P23"/>
      <text:p text:style-name="P23"/>
      <text:p text:style-name="P23"/>
      <text:p text:style-name="P21"/>
      <text:p text:style-name="P15"/>
      <text:p text:style-name="P16">2.3 Leite aus dem Vergleich der Farbstoffe <text:span text:style-name="T15">C</text:span> und <text:span text:style-name="T15">B</text:span> ab, <text:s/>welche Endgruppenkombination eine stärkere Farbvertiefung bewirkt. </text:p>
      <text:p text:style-name="P23"/>
      <text:p text:style-name="P23"/>
      <text:p text:style-name="P23"/>
      <text:p text:style-name="P23"/>
      <text:p text:style-name="P23"/>
      <text:p text:style-name="P22"/>
      <text:p text:style-name="P16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nterstrichen" style:family="paragraph" style:parent-style-name="Standard">
      <style:paragraph-properties fo:margin-top="0.101cm" fo:margin-bottom="0.101cm" style:contextual-spacing="false" fo:padding="0.049cm" fo:border-left="none" fo:border-right="none" fo:border-top="none" fo:border-bottom="0.99pt solid #000000" style:shadow="none" style:join-border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family="'Droid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7df7" officeooo:paragraph-rsid="00057df7"/>
    </style:style>
    <style:style style:name="MP2" style:family="paragraph" style:parent-style-name="Header">
      <style:text-properties officeooo:rsid="00057df7" officeooo:paragraph-rsid="00433c8e"/>
    </style:style>
    <style:style style:name="MT1" style:family="text">
      <style:text-properties officeooo:rsid="00433c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Übungsaufgaben zur <text:span text:style-name="MT1">Farbvertiefung bei Polymethinfarbstoffen</text:span> <text:tab/><text:page-number text:select-page="current">3</text:page-number>/<text:page-count>3</text:page-count></text:p>
        <text:p text:style-name="MP2"><text:a xlink:type="simple" xlink:href="http://chemie-lernprogramme.de/daten/programme/js/wellenlaengenberechner/index.html"><text:span text:style-name="MT1">chemie-lernprogramme.de/daten/programme/js/wellenlaengenberechner</text:span></text:a><text:span text:style-name="MT1"> </text:span><text:s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8T11:01:59.264451933</meta:creation-date>
    <meta:generator>LibreOffice/4.1.3.2$Linux_x86 LibreOffice_project/410m0$Build-2</meta:generator>
    <dc:date>2013-11-20T11:13:37.256671900</dc:date>
    <meta:editing-duration>PT2H42M25S</meta:editing-duration>
    <meta:editing-cycles>98</meta:editing-cycles>
    <dc:creator>jj </dc:creator>
    <meta:document-statistic meta:table-count="3" meta:image-count="0" meta:object-count="0" meta:page-count="3" meta:paragraph-count="39" meta:word-count="248" meta:character-count="1980" meta:non-whitespace-character-count="1758"/>
  </office:meta>
</office:document-meta>
</file>